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'Lucida Grande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6a3e3e"/>
    </style:style>
    <style:style style:name="T6" style:family="text">
      <style:text-properties fo:color="#6a3e3e" fo:font-weight="normal" style:font-weight-asian="normal" style:font-weight-complex="normal"/>
    </style:style>
    <style:style style:name="T7" style:family="text">
      <style:text-properties fo:color="#0000c0"/>
    </style:style>
    <style:style style:name="T8" style:family="text">
      <style:text-properties fo:color="#0000c0" fo:font-weight="normal" style:font-weight-asian="normal" style:font-weight-complex="normal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variant="normal" fo:text-transform="none" fo:color="#2a2a2a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0 CAR : Protocole de validation à 2 phases</text:p>
      <text:p text:style-name="P2"/>
      <text:p text:style-name="P9"/>
      <text:p text:style-name="P11"><text:span text:style-name="T4">1) Definition <text:s/>: </text:span><text:span text:style-name="T11">À la fin de la transaction, l'application requiert la validation ou la restauration de la transaction afin de s'effectuer.</text:span></text:p>
      <text:p text:style-name="P10"><text:span text:style-name="T12"/></text:p>
      <text:p text:style-name="P10"><text:span text:style-name="T12"/></text:p>
      <text:p text:style-name="P11"><text:span text:style-name="T10">2)</text:span></text:p>
      <text:p text:style-name="P8"><text:span text:style-name="T1">public</text:span> <text:span text:style-name="T1">interface</text:span> <text:span text:style-name="T14">TransactionItf</text:span>{</text:p>
      <text:p text:style-name="P7"><text:span text:style-name="T2"><text:tab/></text:span><text:span text:style-name="T1">public</text:span><text:span text:style-name="T2"> </text:span><text:span text:style-name="T1">int</text:span><text:span text:style-name="T2"> beginTransaction();</text:span></text:p>
      <text:p text:style-name="P7"><text:span text:style-name="T2"><text:tab/></text:span><text:span text:style-name="T1">public</text:span><text:span text:style-name="T2"> </text:span><text:span text:style-name="T1">boolean</text:span><text:span text:style-name="T2"> commit(</text:span><text:span text:style-name="T1">int</text:span><text:span text:style-name="T2"> </text:span><text:span text:style-name="T5">id</text:span><text:span text:style-name="T2">);</text:span></text:p>
      <text:p text:style-name="P7"><text:span text:style-name="T2"><text:tab/></text:span><text:span text:style-name="T1">public</text:span><text:span text:style-name="T2"> </text:span><text:span text:style-name="T1">boolean</text:span><text:span text:style-name="T2"> rollback(</text:span><text:span text:style-name="T1">int</text:span><text:span text:style-name="T2"> </text:span><text:span text:style-name="T5">id</text:span><text:span text:style-name="T2">);</text:span></text:p>
      <text:p text:style-name="P5"><text:span text:style-name="T9">}</text:span></text:p>
      <text:p text:style-name="P3"><text:span text:style-name="T1">public</text:span> <text:span text:style-name="T1">interface</text:span> <text:span text:style-name="T14">GestionItf</text:span>{</text:p>
      <text:p text:style-name="P7"><text:span text:style-name="T2"><text:tab/></text:span><text:span text:style-name="T1">public</text:span><text:span text:style-name="T2"> </text:span><text:span text:style-name="T1">void</text:span><text:span text:style-name="T2"> register(</text:span><text:span text:style-name="T3">ParticipantItf</text:span><text:span text:style-name="T2"> </text:span><text:span text:style-name="T5">p</text:span><text:span text:style-name="T2">, </text:span><text:span text:style-name="T1">int</text:span><text:span text:style-name="T2"> </text:span><text:span text:style-name="T5">id</text:span><text:span text:style-name="T2">);</text:span></text:p>
      <text:p text:style-name="P7"><text:span text:style-name="T2"><text:tab/></text:span><text:span text:style-name="T1">public</text:span><text:span text:style-name="T2"> </text:span><text:span text:style-name="T1">void</text:span><text:span text:style-name="T2"> remove(</text:span><text:span text:style-name="T3">ParticipantItf</text:span><text:span text:style-name="T2"> </text:span><text:span text:style-name="T5">p</text:span><text:span text:style-name="T2">, </text:span><text:span text:style-name="T1">int</text:span><text:span text:style-name="T2"> </text:span><text:span text:style-name="T5">id</text:span><text:span text:style-name="T2">);</text:span></text:p>
      <text:p text:style-name="P5"><text:span text:style-name="T9">}</text:span></text:p>
      <text:p text:style-name="P3"><text:span text:style-name="T1">public</text:span> <text:span text:style-name="T1">interface</text:span> <text:span text:style-name="T14">ParticipantItf</text:span>{}</text:p>
      <text:p text:style-name="P3"><text:span text:style-name="T9"/></text:p>
      <text:p text:style-name="P3"><text:span text:style-name="T9"/></text:p>
      <text:p text:style-name="P6"><text:span text:style-name="T13">3)</text:span></text:p>
      <text:p text:style-name="P6"><text:span text:style-name="T13">U -&gt; C.beginTransaction()</text:span></text:p>
      <text:p text:style-name="P6"><text:span text:style-name="T13">qqsoit i, U -&gt; C.register(Pi, id)</text:span></text:p>
      <text:p text:style-name="P6"><text:span text:style-name="T13">qqsoit i, U -&gt; Pi credit/debit</text:span></text:p>
      <text:p text:style-name="P6"><text:span text:style-name="T13">U -&gt; C.commit(id)</text:span></text:p>
      <text:p text:style-name="P6"><text:span text:style-name="T13">qqsoit i, C -&gt; Pi.vote(id)</text:span></text:p>
      <text:p text:style-name="P6"><text:span text:style-name="T13">qqsoit i, C -&gt; Pi.commit||rollback(id)</text:span></text:p>
      <text:p text:style-name="P6"><text:span text:style-name="T13"/></text:p>
      <text:p text:style-name="P6"><text:span text:style-name="T13"/></text:p>
      <text:p text:style-name="P6"><text:span text:style-name="T13">4)</text:span></text:p>
      <text:p text:style-name="P4"><text:span text:style-name="T1">public</text:span><text:span text:style-name="T13"> </text:span><text:span text:style-name="T1">void</text:span><text:span text:style-name="T13"> debit(</text:span><text:span text:style-name="T1">int</text:span><text:span text:style-name="T13"> </text:span><text:span text:style-name="T6">amount</text:span><text:span text:style-name="T13">){</text:span><text:span text:style-name="T8">futureBalance</text:span><text:span text:style-name="T13"> -= </text:span><text:span text:style-name="T6">amount</text:span><text:span text:style-name="T13">;}</text:span></text:p>
      <text:p text:style-name="P7"><text:span text:style-name="T1">public</text:span><text:span text:style-name="T2"> </text:span><text:span text:style-name="T1">void</text:span><text:span text:style-name="T2"> credit(</text:span><text:span text:style-name="T1">int</text:span><text:span text:style-name="T2"> </text:span><text:span text:style-name="T5">amount</text:span><text:span text:style-name="T2">){</text:span><text:span text:style-name="T7">futureBalance</text:span><text:span text:style-name="T2"> += </text:span><text:span text:style-name="T5">amount</text:span><text:span text:style-name="T2">;}</text:span></text:p>
      <text:p text:style-name="P7"><text:span text:style-name="T1">private</text:span><text:span text:style-name="T2"> </text:span><text:span text:style-name="T1">boolean</text:span><text:span text:style-name="T2"> isValid(</text:span><text:span text:style-name="T1">int</text:span><text:span text:style-name="T2"> </text:span><text:span text:style-name="T5">id</text:span><text:span text:style-name="T2">){</text:span><text:span text:style-name="T1">return</text:span><text:span text:style-name="T2"> </text:span><text:span text:style-name="T7">futureBalance</text:span><text:span text:style-name="T2"> &gt;= 0;}</text:span></text:p>
      <text:p text:style-name="P7"><text:span text:style-name="T1">public</text:span><text:span text:style-name="T2"> </text:span><text:span text:style-name="T1">synchronized</text:span><text:span text:style-name="T2"> </text:span><text:span text:style-name="T1">void</text:span><text:span text:style-name="T2"> beginTransaction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</text:span><text:span text:style-name="T1">if</text:span><text:span text:style-name="T2"> (</text:span><text:span text:style-name="T7">current</text:span><text:span text:style-name="T2"> == -1){</text:span></text:p>
      <text:p text:style-name="P7"><text:span text:style-name="T2"><text:tab/><text:tab/></text:span><text:span text:style-name="T7">current</text:span><text:span text:style-name="T2"> = </text:span><text:span text:style-name="T5">id</text:span><text:span text:style-name="T2">;</text:span></text:p>
      <text:p text:style-name="P7"><text:span text:style-name="T2"><text:tab/><text:tab/></text:span><text:span text:style-name="T7">futureBalance</text:span><text:span text:style-name="T2"> = </text:span><text:span text:style-name="T7">balance</text:span><text:span text:style-name="T2">;</text:span></text:p>
      <text:p text:style-name="P7"><text:span text:style-name="T2"><text:tab/>} </text:span><text:span text:style-name="T1">else</text:span><text:span text:style-name="T2"> {</text:span></text:p>
      <text:p text:style-name="P7"><text:span text:style-name="T2"><text:tab/><text:tab/></text:span><text:span text:style-name="T1">throw</text:span><text:span text:style-name="T2"> </text:span><text:span text:style-name="T1">new</text:span><text:span text:style-name="T2"> </text:span><text:span text:style-name="T3">InvalidState</text:span><text:span text:style-name="T2">();</text:span></text:p>
      <text:p text:style-name="P3"><text:tab/>}</text:p>
      <text:p text:style-name="P3">}</text:p>
      <text:p text:style-name="P7"><text:span text:style-name="T1">private</text:span><text:span text:style-name="T2"> </text:span><text:span text:style-name="T1">void</text:span><text:span text:style-name="T2"> </text:span><text:span text:style-name="T3">resetTransaction()</text:span><text:span text:style-name="T2">{</text:span></text:p>
      <text:p text:style-name="P7"><text:span text:style-name="T2"><text:tab/></text:span><text:span text:style-name="T7">current</text:span><text:span text:style-name="T2"> = -1;</text:span></text:p>
      <text:p text:style-name="P7"><text:span text:style-name="T2"><text:tab/></text:span><text:span text:style-name="T7">futureBalance</text:span><text:span text:style-name="T2"> = 0;</text:span></text:p>
      <text:p text:style-name="P3">}</text:p>
      <text:p text:style-name="P7"><text:span text:style-name="T1">private</text:span><text:span text:style-name="T2"> </text:span><text:span text:style-name="T1">synchronized</text:span><text:span text:style-name="T2"> </text:span><text:span text:style-name="T1">void</text:span><text:span text:style-name="T2"> ensureCorrectTransac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</text:span><text:span text:style-name="T1">if</text:span><text:span text:style-name="T2"> (</text:span><text:span text:style-name="T7">current</text:span><text:span text:style-name="T2"> != </text:span><text:span text:style-name="T5">id</text:span><text:span text:style-name="T2">) </text:span><text:span text:style-name="T1">throw</text:span><text:span text:style-name="T2"> </text:span><text:span text:style-name="T1">new</text:span><text:span text:style-name="T2"> </text:span><text:span text:style-name="T3">InvalidState</text:span><text:span text:style-name="T2">();</text:span></text:p>
      <text:p text:style-name="P3">}</text:p>
      <text:p text:style-name="P7"><text:span text:style-name="T1">public</text:span><text:span text:style-name="T2"> </text:span><text:span text:style-name="T1">boolean</text:span><text:span text:style-name="T2"> vote (</text:span><text:span text:style-name="T1">int</text:span><text:span text:style-name="T2"> </text:span><text:span text:style-name="T5">id</text:span><text:span text:style-name="T2">){</text:span><text:span text:style-name="T1">return</text:span><text:span text:style-name="T2"> isValid(</text:span><text:span text:style-name="T5">id</text:span><text:span text:style-name="T2">);}</text:span></text:p>
      <text:p text:style-name="P7"><text:span text:style-name="T2"/></text:p>
      <text:p text:style-name="P7"><text:span text:style-name="T2"/></text:p>
      <text:p text:style-name="P6"><text:span text:style-name="T13">5)</text:span></text:p>
      <text:p text:style-name="P7"><text:span text:style-name="T1">public</text:span><text:span text:style-name="T2"> </text:span><text:span text:style-name="T1">synchronized</text:span><text:span text:style-name="T2"> </text:span><text:span text:style-name="T1">void</text:span><text:span text:style-name="T2"> commit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ensureCorrectTransac(</text:span><text:span text:style-name="T5">id</text:span><text:span text:style-name="T2">);</text:span></text:p>
      <text:p text:style-name="P7"><text:span text:style-name="T2"><text:tab/></text:span><text:span text:style-name="T7">balance</text:span><text:span text:style-name="T2"> = </text:span><text:span text:style-name="T7">futureBalance</text:span><text:span text:style-name="T2">;</text:span></text:p>
      <text:p text:style-name="P3"><text:tab/>resetTransaction();</text:p>
      <text:p text:style-name="P3">}</text:p>
      <text:p text:style-name="P3"/>
      <text:p text:style-name="P3"/>
      <text:p text:style-name="P7"><text:soft-page-break/><text:span text:style-name="T1">public</text:span><text:span text:style-name="T2"> </text:span><text:span text:style-name="T1">synchronized</text:span><text:span text:style-name="T2"> </text:span><text:span text:style-name="T1">void</text:span><text:span text:style-name="T2"> rollback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ensureCorrectTransac(</text:span><text:span text:style-name="T5">id</text:span><text:span text:style-name="T2">);</text:span></text:p>
      <text:p text:style-name="P3"><text:tab/>resetTransaction();</text:p>
      <text:p text:style-name="P7"><text:span text:style-name="T2">}</text:span></text:p>
      <text:p text:style-name="P3"/>
      <text:p text:style-name="P6"><text:span text:style-name="T13">6)</text:span></text:p>
      <text:p text:style-name="P6"><text:span text:style-name="T13">U -&gt; C.beginTransaction() </text:span></text:p>
      <text:p text:style-name="P6"><text:span text:style-name="T13">qqsoit i, U -&gt; Pi.register(Pi+1, id)</text:span></text:p>
      <text:p text:style-name="P6"><text:span text:style-name="T13">qqsoit i, U -&gt; Pi.credit||debit(xx)</text:span></text:p>
      <text:p text:style-name="P6"><text:span text:style-name="T13">U -&gt; C.commit</text:span></text:p>
      <text:p text:style-name="P6"><text:span text:style-name="T13"><text:tab/>C -&gt; P1.vote(id, true)</text:span></text:p>
      <text:p text:style-name="P6"><text:span text:style-name="T13"><text:tab/> <text:s text:c="7"/>P1 -&gt; P2.vote(id, bool)</text:span></text:p>
      <text:p text:style-name="P6"><text:span text:style-name="T13"><text:tab/><text:tab/>P2 -&gt; Pn.vote(id, bool)</text:span></text:p>
      <text:p text:style-name="P6"><text:span text:style-name="T13"><text:tab/><text:tab/> <text:s text:c="3"/>Pn retourne l'état du vote</text:span></text:p>
      <text:p text:style-name="P6"><text:span text:style-name="T13"><text:tab/>P2 -&gt; this.commit||rollback(id)</text:span></text:p>
      <text:p text:style-name="P6"><text:span text:style-name="T13">p1 -&gt; this.commit||rollback(i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'Lucida Grande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4M40S</meta:editing-duration>
    <meta:editing-cycles>9</meta:editing-cycles>
    <meta:generator>OpenOffice/4.1.1$Win32 OpenOffice.org_project/411m6$Build-9775</meta:generator>
    <dc:date>2016-03-22T16:55:02.90</dc:date>
    <meta:document-statistic meta:table-count="0" meta:image-count="0" meta:object-count="0" meta:page-count="2" meta:paragraph-count="61" meta:word-count="228" meta:character-count="1669"/>
    <meta:user-defined meta:name="Info 1"/>
    <meta:user-defined meta:name="Info 2"/>
    <meta:user-defined meta:name="Info 3"/>
    <meta:user-defined meta:name="Info 4"/>
  </office:meta>
</office:document-meta>
</file>